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ourier new" officeooo:rsid="000b2014" officeooo:paragraph-rsid="000b2014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ourier new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ourier new" officeooo:paragraph-rsid="000b2014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officeooo:rsid="000b20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Файл main.cpp:</text:span> </text:p>
      <text:p text:style-name="P2"/>
      <text:p text:style-name="P2">#include &lt;QApplication&gt;</text:p>
      <text:p text:style-name="P2">#include &lt;QPushButton&gt;</text:p>
      <text:p text:style-name="P2">#include "ui/mainwindow/mainwindow.h"</text:p>
      <text:p text:style-name="P2">int main(int argc, char *argv[]) {</text:p>
      <text:p text:style-name="P2"><text:s text:c="2"/>QApplication a(argc, argv);</text:p>
      <text:p text:style-name="P2"><text:s text:c="2"/>MainWindow w;</text:p>
      <text:p text:style-name="P2"><text:s text:c="2"/>QIcon appIcon(":icon_app/image/icon2.png");</text:p>
      <text:p text:style-name="P2"><text:s text:c="2"/>a.setWindowIcon(appIcon);</text:p>
      <text:p text:style-name="P2"><text:s text:c="2"/>w.show();</text:p>
      <text:p text:style-name="P3"><text:s text:c="2"/>return a.exec(); </text:p>
      <text:p text:style-name="P3"><text:span text:style-name="T2">}</text:span></text:p>
      <text:p text:style-name="P2"><text:s/></text:p>
      <text:p text:style-name="P2"><text:span text:style-name="T1">Файл mainwindow.h:</text:span> </text:p>
      <text:p text:style-name="P2"/>
      <text:p text:style-name="P2">#ifndef MAINWINDOW_H</text:p>
      <text:p text:style-name="P2">#define MAINWINDOW_H</text:p>
      <text:p text:style-name="P2">#include &lt;QMainWindow&gt;</text:p>
      <text:p text:style-name="P2">#include "../secondscreen/secondscreen.h"</text:p>
      <text:p text:style-name="P2">#include&lt;QStackedWidget&gt;</text:p>
      <text:p text:style-name="P2">QT_BEGIN_NAMESPACE</text:p>
      <text:p text:style-name="P2">namespace Ui { class MainWindow; }</text:p>
      <text:p text:style-name="P2">QT_END_NAMESPACE</text:p>
      <text:p text:style-name="P2">class MainWindow : public QMainWindow {</text:p>
      <text:p text:style-name="P2">Q_OBJECT</text:p>
      <text:p text:style-name="P2">public:</text:p>
      <text:p text:style-name="P2"><text:s text:c="2"/>MainWindow(QWidget *parent = nullptr);</text:p>
      <text:p text:style-name="P2"><text:s text:c="2"/>~MainWindow();</text:p>
      <text:p text:style-name="P2">private slots:</text:p>
      <text:p text:style-name="P2"><text:s text:c="2"/>void on_pushButton_clicked();</text:p>
      <text:p text:style-name="P2">private:</text:p>
      <text:p text:style-name="P2"><text:s text:c="2"/>Ui::MainWindow *ui;</text:p>
      <text:p text:style-name="P2"><text:s text:c="2"/>SecondScreen *secondScreen;</text:p>
      <text:p text:style-name="P2"><text:s text:c="2"/>QStackedWidget *stackedWidget;</text:p>
      <text:p text:style-name="P2">};</text:p>
      <text:p text:style-name="P2">#endif // MAINWINDOW_H</text:p>
      <text:p text:style-name="P2"><text:s/></text:p>
      <text:p text:style-name="P4">Файл mainwindow.cpp:</text:p>
      <text:p text:style-name="P2"/>
      <text:p text:style-name="P2">#include "mainwindow.h"</text:p>
      <text:p text:style-name="P2">#include "ui_mainwindow.h"</text:p>
      <text:p text:style-name="P2">#include &lt;QDebug&gt;</text:p>
      <text:p text:style-name="P2">MainWindow::MainWindow(QWidget *parent)</text:p>
      <text:p text:style-name="P2"><text:s text:c="4"/>: QMainWindow(parent), ui(new Ui::MainWindow) {</text:p>
      <text:p text:style-name="P2"><text:s text:c="2"/>ui-&gt;setupUi(this);</text:p>
      <text:p text:style-name="P2"><text:s text:c="2"/>QString new_title = "ASCII-ART";</text:p>
      <text:p text:style-name="P2"><text:s text:c="2"/>setWindowTitle(new_title);</text:p>
      <text:p text:style-name="P2"><text:s text:c="2"/>QLinearGradient gradient(0, 0, width(), height());</text:p>
      <text:p text:style-name="P2"><text:soft-page-break/><text:s text:c="2"/>gradient.setColorAt(1, QColor(255, 236, 210, 215));</text:p>
      <text:p text:style-name="P2"><text:s text:c="2"/>gradient.setColorAt(0, QColor(252, 182, 159, 200));</text:p>
      <text:p text:style-name="P2"><text:s text:c="2"/>QBrush brush(gradient);</text:p>
      <text:p text:style-name="P2"><text:s text:c="2"/>QPalette palette = this-&gt;palette();</text:p>
      <text:p text:style-name="P2"><text:s text:c="2"/>palette.setBrush(QPalette::Window, brush);</text:p>
      <text:p text:style-name="P2"><text:s text:c="2"/>this-&gt;setPalette(palette);</text:p>
      <text:p text:style-name="P2"><text:s text:c="2"/>stackedWidget = new QStackedWidget(this);</text:p>
      <text:p text:style-name="P2"><text:s text:c="2"/>stackedWidget-&gt;addWidget(ui-&gt;centralwidget);</text:p>
      <text:p text:style-name="P2"><text:s text:c="2"/>secondScreen = new SecondScreen(this);</text:p>
      <text:p text:style-name="P2"><text:s text:c="2"/>stackedWidget-&gt;addWidget(secondScreen);</text:p>
      <text:p text:style-name="P2"><text:s text:c="2"/>setCentralWidget(stackedWidget); {</text:p>
      <text:p text:style-name="P2">void MainWindow::on_pushButton_clicked() {</text:p>
      <text:p text:style-name="P3"><text:s text:c="2"/>stackedWidget-&gt;setCurrentWidget(secondScreen); </text:p>
      <text:p text:style-name="P3"><text:span text:style-name="T2">}</text:span></text:p>
      <text:p text:style-name="P2">MainWindow::~MainWindow() {</text:p>
      <text:p text:style-name="P2"><text:s text:c="2"/>delete ui; </text:p>
      <text:p text:style-name="P1">}</text:p>
      <text:p text:style-name="P2"><text:s/></text:p>
      <text:p text:style-name="P2"><text:span text:style-name="T1">Файл secondscreen.h:</text:span> </text:p>
      <text:p text:style-name="P2"/>
      <text:p text:style-name="P2">#ifndef TERM_QT_SECONDSCREEN_H</text:p>
      <text:p text:style-name="P2">#define TERM_QT_SECONDSCREEN_H</text:p>
      <text:p text:style-name="P2">#include &lt;QWidget&gt;</text:p>
      <text:p text:style-name="P2">#include&lt;QStackedWidget&gt;</text:p>
      <text:p text:style-name="P2">#include &lt;QGraphicsScene&gt;</text:p>
      <text:p text:style-name="P2">#include &lt;QGraphicsPixmapItem&gt;</text:p>
      <text:p text:style-name="P2">#include &lt;QFileDialog&gt;</text:p>
      <text:p text:style-name="P2">#include &lt;QDir&gt;</text:p>
      <text:p text:style-name="P2">#include &lt;QDebug&gt;</text:p>
      <text:p text:style-name="P2">#include &lt;QListWidget&gt;</text:p>
      <text:p text:style-name="P2">QT_BEGIN_NAMESPACE</text:p>
      <text:p text:style-name="P2">namespace Ui { class SecondScreen; }</text:p>
      <text:p text:style-name="P2">QT_END_NAMESPACE</text:p>
      <text:p text:style-name="P2">class SecondScreen : public QWidget {</text:p>
      <text:p text:style-name="P2">Q_OBJECT</text:p>
      <text:p text:style-name="P2">public:</text:p>
      <text:p text:style-name="P2"><text:s text:c="2"/>explicit SecondScreen(QWidget *parent = nullptr);</text:p>
      <text:p text:style-name="P2"><text:s text:c="2"/>~SecondScreen() override;</text:p>
      <text:p text:style-name="P2">public slots:</text:p>
      <text:p text:style-name="P2"><text:s text:c="2"/>void remove_item(const QString&amp; text);</text:p>
      <text:p text:style-name="P2">private slots:</text:p>
      <text:p text:style-name="P2"><text:s text:c="2"/>void on_list_item_clicked(QListWidgetItem *item);</text:p>
      <text:p text:style-name="P2"><text:s text:c="2"/>void on_pushButton_clicked();</text:p>
      <text:p text:style-name="P2"><text:s text:c="2"/>void on_pushButton_2_clicked();</text:p>
      <text:p text:style-name="P2">private:</text:p>
      <text:p text:style-name="P2"><text:s text:c="2"/>bool is_image(const QString &amp;filePath);</text:p>
      <text:p text:style-name="P2"><text:s text:c="2"/>void load_image(const QString &amp;file_path);</text:p>
      <text:p text:style-name="P2"><text:s text:c="2"/>Ui::SecondScreen *ui;</text:p>
      <text:p text:style-name="P2"><text:s text:c="2"/>QGraphicsScene *scene;</text:p>
      <text:p text:style-name="P2"><text:soft-page-break/>};</text:p>
      <text:p text:style-name="P2">#endif //TERM_QT_SECONDSCREEN_H</text:p>
      <text:p text:style-name="P2"><text:s/></text:p>
      <text:p text:style-name="P2"><text:span text:style-name="T1">Файл secondscreen.cpp:</text:span> </text:p>
      <text:p text:style-name="P2"/>
      <text:p text:style-name="P2">#include "secondscreen.h"</text:p>
      <text:p text:style-name="P2">#include "ui_secondscreen.h"</text:p>
      <text:p text:style-name="P2">#include "src_back/data_model/get_bmp_data/BMPImageProcess.h"</text:p>
      <text:p text:style-name="P2">#include "src_back/data/header/bmp_image.h"</text:p>
      <text:p text:style-name="P2">#include "src_back/data/header/ppm_image.h"</text:p>
      <text:p text:style-name="P2">#include "../customwidget/customwidget.h"</text:p>
      <text:p text:style-name="P2">#include "src_back/data/header/other_image.h"</text:p>
      <text:p text:style-name="P2">#include &lt;QImageReader&gt;</text:p>
      <text:p text:style-name="P2">#include &lt;QFileDialog&gt;</text:p>
      <text:p text:style-name="P2">#include &lt;QDesktopServices&gt;</text:p>
      <text:p text:style-name="P2">#include &lt;QMessageBox&gt;</text:p>
      <text:p text:style-name="P2">SecondScreen::SecondScreen(QWidget *parent) :</text:p>
      <text:p text:style-name="P2"><text:s text:c="4"/>QWidget(parent), ui(new Ui::SecondScreen) {</text:p>
      <text:p text:style-name="P2"><text:s text:c="2"/>ui-&gt;setupUi(this);</text:p>
      <text:p text:style-name="P2"><text:s text:c="2"/>QLinearGradient gradient(0, 0, width(), height());</text:p>
      <text:p text:style-name="P2"><text:s text:c="2"/>gradient.setColorAt(1, QColor(255, 236, 210, 215));</text:p>
      <text:p text:style-name="P2"><text:s text:c="2"/>gradient.setColorAt(0, QColor(252, 182, 159, 200));</text:p>
      <text:p text:style-name="P2"><text:s text:c="2"/>QBrush brush(gradient);</text:p>
      <text:p text:style-name="P2"><text:s text:c="2"/>QPalette palette = this-&gt;palette();</text:p>
      <text:p text:style-name="P2"><text:s text:c="2"/>palette.setBrush(QPalette::Window, brush);</text:p>
      <text:p text:style-name="P2"><text:s text:c="2"/>this-&gt;setPalette(palette);</text:p>
      <text:p text:style-name="P2"><text:s text:c="2"/>ui-&gt;listWidget-&gt;setMinimumSize(400, 600);</text:p>
      <text:p text:style-name="P2"><text:s text:c="2"/>ui-&gt;graphicsView-&gt;setMinimumSize(600, 600);</text:p>
      <text:p text:style-name="P2"><text:s text:c="2"/>connect(ui-&gt;listWidget, &amp;QListWidget::itemClicked, this, &amp;SecondScreen::on_list_item_clicked); </text:p>
      <text:p text:style-name="P1">}</text:p>
      <text:p text:style-name="P2">SecondScreen::~SecondScreen() {</text:p>
      <text:p text:style-name="P2"><text:s text:c="2"/>delete ui; </text:p>
      <text:p text:style-name="P1">}</text:p>
      <text:p text:style-name="P2">void SecondScreen::load_image(const QString &amp;file_path) {</text:p>
      <text:p text:style-name="P2"><text:s text:c="2"/>QPixmap pixmap(file_path);</text:p>
      <text:p text:style-name="P2"><text:s text:c="2"/>if (!pixmap.isNull()) {</text:p>
      <text:p text:style-name="P2"><text:s text:c="4"/>scene = new QGraphicsScene;</text:p>
      <text:p text:style-name="P2"><text:s text:c="4"/>scene-&gt;clear();</text:p>
      <text:p text:style-name="P2"><text:s text:c="4"/>QGraphicsPixmapItem *graphicsItem = new QGraphicsPixmapItem(pixmap);</text:p>
      <text:p text:style-name="P2"><text:s text:c="4"/>ui-&gt;graphicsView-&gt;setScene(scene);</text:p>
      <text:p text:style-name="P2"><text:s text:c="4"/>scene-&gt;addItem(graphicsItem);</text:p>
      <text:p text:style-name="P2"><text:s text:c="4"/>ui-&gt;graphicsView-&gt;fitInView(graphicsItem-&gt;boundingRect(), Qt::KeepAspectRatio);</text:p>
      <text:p text:style-name="P2"><text:s text:c="4"/>qDebug() &lt;&lt; "Opened file: " &lt;&lt; file_path;<text:line-break/> <text:span text:style-name="T2">}</text:span></text:p>
      <text:p text:style-name="P1">}</text:p>
      <text:p text:style-name="P2"/>
      <text:p text:style-name="P2"><text:soft-page-break/>void SecondScreen::on_pushButton_clicked() {</text:p>
      <text:p text:style-name="P2"><text:s text:c="2"/>QString file_path = QFileDialog::getOpenFileName(this, "Выберите файл", QDir::homePath(),</text:p>
      <text:p text:style-name="P2"><text:s text:c="27"/>"Изображения(*.png *.jpg *.jpeg *.bmp *.gif *.ppm)");</text:p>
      <text:p text:style-name="P2"><text:s text:c="2"/>if (!file_path.isEmpty()) {</text:p>
      <text:p text:style-name="P2"><text:s text:c="4"/>QImageReader imageReader(file_path);</text:p>
      <text:p text:style-name="P2"><text:s text:c="4"/>imageReader.setFormat("PPM");</text:p>
      <text:p text:style-name="P2"><text:s text:c="4"/>QImage qImage=imageReader.read();</text:p>
      <text:p text:style-name="P2"><text:s text:c="4"/>if (!qImage.isNull()) {</text:p>
      <text:p text:style-name="P2"><text:s text:c="6"/>for (int i = 0; i &lt; ui-&gt;listWidget-&gt;count(); ++i) {</text:p>
      <text:p text:style-name="P2"><text:s text:c="8"/>QListWidgetItem *existingItem = ui-&gt;listWidget-&gt;item(i);</text:p>
      <text:p text:style-name="P2"><text:s text:c="8"/>QString existingFilePath = existingItem-&gt;data(Qt::UserRole).toString();</text:p>
      <text:p text:style-name="P2"><text:s text:c="8"/>if (existingFilePath == file_path) {</text:p>
      <text:p text:style-name="P2"><text:s text:c="10"/>QMessageBox::information(this, "Предупреждение", "Этот файл уже добавлен.");</text:p>
      <text:p text:style-name="P3"><text:s text:c="10"/>return; </text:p>
      <text:p text:style-name="P3"><text:span text:style-name="T2"><text:s/>}</text:span></text:p>
      <text:p text:style-name="P1">}</text:p>
      <text:p text:style-name="P2"><text:s text:c="6"/>CustomWidget *customWidget = new CustomWidget(this);</text:p>
      <text:p text:style-name="P2"><text:s text:c="6"/>customWidget-&gt;set_text(QFileInfo(file_path).fileName());</text:p>
      <text:p text:style-name="P2"><text:s text:c="6"/>QListWidgetItem *item_list = new QListWidgetItem();</text:p>
      <text:p text:style-name="P2"><text:s text:c="6"/>item_list-&gt;setSizeHint(QSize(40, 40));</text:p>
      <text:p text:style-name="P2"><text:s text:c="6"/>item_list-&gt;setIcon(QIcon(QPixmap(file_path)));</text:p>
      <text:p text:style-name="P2"><text:s text:c="6"/>item_list-&gt;setData(Qt::UserRole, file_path);</text:p>
      <text:p text:style-name="P2"><text:s text:c="6"/>ui-&gt;listWidget-&gt;addItem(item_list);</text:p>
      <text:p text:style-name="P2"><text:s text:c="6"/>ui-&gt;listWidget-&gt;setItemWidget(item_list, customWidget);</text:p>
      <text:p text:style-name="P2"><text:s text:c="6"/>load_image(file_path);</text:p>
      <text:p text:style-name="P2"><text:s text:c="4"/>} else {</text:p>
      <text:p text:style-name="P2"><text:s text:c="6"/>QMessageBox::warning(this, "Ошибка", "Выбранный файл не является изображением."); </text:p>
      <text:p text:style-name="P1"><text:s text:c="2"/>}</text:p>
      <text:p text:style-name="P1"><text:s/>}</text:p>
      <text:p text:style-name="P1">}</text:p>
      <text:p text:style-name="P2">void SecondScreen::on_list_item_clicked(QListWidgetItem *item) {</text:p>
      <text:p text:style-name="P2"><text:s text:c="2"/>QString filePath = item-&gt;data(Qt::UserRole).toString();</text:p>
      <text:p text:style-name="P2"><text:s text:c="2"/>if (!filePath.isEmpty()) {</text:p>
      <text:p text:style-name="P2"><text:s text:c="4"/>load_image(filePath); </text:p>
      <text:p text:style-name="P2"><text:s/><text:span text:style-name="T2">}</text:span></text:p>
      <text:p text:style-name="P1">}</text:p>
      <text:p text:style-name="P2">void SecondScreen::on_pushButton_2_clicked() {</text:p>
      <text:p text:style-name="P2"><text:s text:c="2"/>QListWidgetItem *selected_item = ui-&gt;listWidget-&gt;currentItem();</text:p>
      <text:p text:style-name="P2"><text:s text:c="2"/>if (selected_item) {</text:p>
      <text:p text:style-name="P2"><text:s text:c="4"/>int view_width = 100;</text:p>
      <text:p text:style-name="P2"><text:s text:c="4"/>int view_height = 100;</text:p>
      <text:p text:style-name="P2"><text:s text:c="4"/>Image *image;</text:p>
      <text:p text:style-name="P2"><text:s text:c="4"/>QString file_path = selected_item-&gt;data(Qt::UserRole).toString();</text:p>
      <text:p text:style-name="P2"><text:s text:c="4"/>std::vector&lt;std::vector&lt;Pixel&gt;&gt; pixels;</text:p>
      <text:p text:style-name="P2"><text:soft-page-break/><text:s text:c="4"/>if (!is_image(file_path)) {</text:p>
      <text:p text:style-name="P2"><text:s text:c="6"/>OtherImage otherImage;</text:p>
      <text:p text:style-name="P2"><text:s text:c="6"/>pixels=otherImage.read(file_path);</text:p>
      <text:p text:style-name="P2"><text:s text:c="6"/>otherImage.set_pixels(pixels);</text:p>
      <text:p text:style-name="P2"><text:s text:c="6"/>image = dynamic_cast&lt;Image *&gt;(new OtherImage(otherImage));</text:p>
      <text:p text:style-name="P2"><text:s text:c="4"/>} else if (file_path.toLower().endsWith(".bmp")) {</text:p>
      <text:p text:style-name="P2"><text:s text:c="6"/>BMPImageProcess bmpImageProcess;</text:p>
      <text:p text:style-name="P2"><text:s text:c="6"/>bmpImageProcess.read_image(file_path.toStdString());</text:p>
      <text:p text:style-name="P2"><text:s text:c="6"/>pixels = bmpImageProcess.get_pixels();</text:p>
      <text:p text:style-name="P2"><text:s text:c="6"/>BMPImage bmpImage;</text:p>
      <text:p text:style-name="P2"><text:s text:c="6"/>bmpImage.set_width(bmpImageProcess.get_width());</text:p>
      <text:p text:style-name="P2"><text:s text:c="6"/>bmpImage.set_height(bmpImageProcess.get_height());</text:p>
      <text:p text:style-name="P2"><text:s text:c="6"/>bmpImage.set_pixels(pixels);</text:p>
      <text:p text:style-name="P2"><text:s text:c="6"/>image = dynamic_cast&lt;Image *&gt;(new BMPImage(bmpImage));</text:p>
      <text:p text:style-name="P2"><text:s text:c="4"/>} else {</text:p>
      <text:p text:style-name="P2"><text:s text:c="6"/>PPMImage ppmImage;</text:p>
      <text:p text:style-name="P2"><text:s text:c="6"/>ppmImage.read_image(file_path.toStdString());</text:p>
      <text:p text:style-name="P2"><text:s text:c="6"/>image = dynamic_cast&lt;Image *&gt;(new PPMImage(ppmImage)); </text:p>
      <text:p text:style-name="P1"><text:s text:c="4"/>}</text:p>
      <text:p text:style-name="P2"><text:s text:c="4"/>pixels = Convert::resized_image(image, view_height, view_width);</text:p>
      <text:p text:style-name="P2"><text:s text:c="4"/>image-&gt;set_pixels(pixels);</text:p>
      <text:p text:style-name="P2"><text:s text:c="4"/>Convert::grayscale(image);</text:p>
      <text:p text:style-name="P2"><text:s text:c="4"/>Convert::ascii(image, "test.txt");</text:p>
      <text:p text:style-name="P2"><text:s text:c="4"/>QString txt_file_path = "/home/egerin/Projects/term_qt/cmake-build-debug/";</text:p>
      <text:p text:style-name="P2"><text:s text:c="4"/>QUrl fileUrl = QUrl::fromLocalFile(txt_file_path + "test.txt");</text:p>
      <text:p text:style-name="P2"><text:s text:c="4"/>QDesktopServices::openUrl(fileUrl);</text:p>
      <text:p text:style-name="P2"><text:s text:c="4"/>delete image; </text:p>
      <text:p text:style-name="P2"><text:tab/><text:span text:style-name="T2">}</text:span></text:p>
      <text:p text:style-name="P2"><text:span text:style-name="T2"><text:s text:c="4"/>}</text:span><text:tab/></text:p>
      <text:p text:style-name="P2">void SecondScreen::remove_item(const QString &amp;text) {</text:p>
      <text:p text:style-name="P2"><text:s text:c="2"/>for (int i = 0; i &lt; ui-&gt;listWidget-&gt;count(); ++i) {</text:p>
      <text:p text:style-name="P2"><text:s text:c="4"/>auto item = ui-&gt;listWidget-&gt;item(i);</text:p>
      <text:p text:style-name="P2"><text:s text:c="4"/>auto itemWidget = qobject_cast&lt;CustomWidget *&gt;(ui-&gt;listWidget-&gt;itemWidget(item));</text:p>
      <text:p text:style-name="P2"><text:s text:c="4"/>if (itemWidget &amp;&amp; itemWidget-&gt;get_text() == text) {</text:p>
      <text:p text:style-name="P2"><text:s text:c="6"/>delete itemWidget;</text:p>
      <text:p text:style-name="P2"><text:s text:c="6"/>delete ui-&gt;listWidget-&gt;takeItem(i);</text:p>
      <text:p text:style-name="P2"><text:s text:c="6"/>break; <text:line-break/> <text:span text:style-name="T2">}</text:span></text:p>
      <text:p text:style-name="P1">}</text:p>
      <text:p text:style-name="P2"><text:s text:c="2"/>for (QGraphicsItem *scene_item: ui-&gt;graphicsView-&gt;scene()-&gt;items()) {</text:p>
      <text:p text:style-name="P2"><text:s text:c="4"/>if (scene_item-&gt;data(0).toString() == text &amp;&amp; scene_item-&gt;isVisible()) {</text:p>
      <text:p text:style-name="P2"><text:s text:c="6"/>ui-&gt;graphicsView-&gt;scene()-&gt;removeItem(scene_item);</text:p>
      <text:p text:style-name="P2"><text:s text:c="6"/>break; </text:p>
      <text:p text:style-name="P1">}</text:p>
      <text:p text:style-name="P1">}</text:p>
      <text:p text:style-name="P2"><text:soft-page-break/><text:s text:c="2"/>ui-&gt;graphicsView-&gt;scene()-&gt;clear(); {</text:p>
      <text:p text:style-name="P2">bool SecondScreen::is_image(const QString &amp;file_path) {</text:p>
      <text:p text:style-name="P2"><text:s text:c="2"/>return file_path.toLower().endsWith(".bmp") ||</text:p>
      <text:p text:style-name="P2"><text:s text:c="7"/>file_path.toLower().endsWith(".ppm"); <text:span text:style-name="T2">}</text:span></text:p>
      <text:p text:style-name="P2"><text:s/></text:p>
      <text:p text:style-name="P2"><text:span text:style-name="T1">Файл convert.h:</text:span> </text:p>
      <text:p text:style-name="P2"/>
      <text:p text:style-name="P2">#ifndef TERM_WORK_CONVERT_H</text:p>
      <text:p text:style-name="P2">#define TERM_WORK_CONVERT_H</text:p>
      <text:p text:style-name="P2">#include "src_back/data/header/image.h"</text:p>
      <text:p text:style-name="P2">#include &lt;iostream&gt;</text:p>
      <text:p text:style-name="P2">#include &lt;ui_secondscreen.h&gt;</text:p>
      <text:p text:style-name="P2">class Image;</text:p>
      <text:p text:style-name="P2">class Pixel;</text:p>
      <text:p text:style-name="P2">class Convert {</text:p>
      <text:p text:style-name="P2">public:</text:p>
      <text:p text:style-name="P2"><text:s text:c="2"/>static void ascii(const Image *image,const std::string&amp; file_path);</text:p>
      <text:p text:style-name="P2"><text:s text:c="2"/>static void grayscale(Image *image);</text:p>
      <text:p text:style-name="P2"><text:s text:c="2"/>static std::vector&lt;std::vector&lt;Pixel&gt;&gt; resized_image(Image *image, int new_height, int new_width);</text:p>
      <text:p text:style-name="P2">private:</text:p>
      <text:p text:style-name="P2"><text:s text:c="2"/>static float map(float value, float start1, float stop1, float start2, float stop2);</text:p>
      <text:p text:style-name="P2">};</text:p>
      <text:p text:style-name="P2">#endif //TERM_WORK_CONVERT_H</text:p>
      <text:p text:style-name="P2"><text:s/></text:p>
      <text:p text:style-name="P2"><text:span text:style-name="T1">Файл convert.cpp:</text:span> </text:p>
      <text:p text:style-name="P2"/>
      <text:p text:style-name="P2">#include &lt;QString&gt;</text:p>
      <text:p text:style-name="P2">#include &lt;QProcess&gt;</text:p>
      <text:p text:style-name="P2">#include "convert.h"</text:p>
      <text:p text:style-name="P2">#include&lt;QDebug&gt;</text:p>
      <text:p text:style-name="P2">#include &lt;QTextCodec&gt;</text:p>
      <text:p text:style-name="P2">#include &lt;fstream&gt;</text:p>
      <text:p text:style-name="P2">#include &lt;cmath&gt;</text:p>
      <text:p text:style-name="P2">void Convert::ascii(const Image *image, const std::string &amp;file_path) {</text:p>
      <text:p text:style-name="P2"><text:s text:c="2"/>const std::string ASCII_LIST = "$@B%8&amp;WM#*oahkbdpqwmZO0QLCJUYXzcvunxrjft/|()1{}[]?-_+~&lt;&gt;i!lI;:,\"^`'. ";</text:p>
      <text:p text:style-name="P2"><text:s text:c="2"/>std::vector&lt;std::vector&lt;Pixel&gt;&gt; pixels = image-&gt;get_pixels();</text:p>
      <text:p text:style-name="P2"><text:s text:c="2"/>std::ofstream output_file(file_path);</text:p>
      <text:p text:style-name="P2"><text:s text:c="2"/>if (output_file.is_open()) {</text:p>
      <text:p text:style-name="P2"><text:s text:c="4"/>for (int y = 0; y &lt; image-&gt;get_height(); y++) {</text:p>
      <text:p text:style-name="P2"><text:s text:c="6"/>for (int x = 0; x &lt; image-&gt;get_width(); x++) {</text:p>
      <text:p text:style-name="P2"><text:s text:c="8"/>int ascii_index = static_cast&lt;int&gt;(map(static_cast&lt;float&gt;(pixels[y][x].m_red), 0, 255, 0,</text:p>
      <text:p text:style-name="P2"><text:s text:c="29"/>static_cast&lt;float&gt;(ASCII_LIST.length()) - 1));</text:p>
      <text:p text:style-name="P2"><text:soft-page-break/><text:s text:c="8"/>char ascii_char = ASCII_LIST[ascii_index];</text:p>
      <text:p text:style-name="P2"><text:s text:c="8"/>output_file &lt;&lt; ascii_char; </text:p>
      <text:p text:style-name="P1">}</text:p>
      <text:p text:style-name="P2"><text:s text:c="6"/>output_file &lt;&lt; std::endl; </text:p>
      <text:p text:style-name="P1">}</text:p>
      <text:p text:style-name="P2"><text:s text:c="2"/>} else {</text:p>
      <text:p text:style-name="P2"><text:s text:c="4"/>std::cerr &lt;&lt; "Unable to open the output file." &lt;&lt; std::endl; {</text:p>
      <text:p text:style-name="P2"><text:s text:c="2"/>output_file.close(); {</text:p>
      <text:p text:style-name="P3">float Convert::map(float value, float start1, float stop1, float start2, float stop2) {</text:p>
      <text:p text:style-name="P3"><text:s text:c="2"/>return ((value - start1) / (stop1 - start1)) * (stop2 - start2) + start2; </text:p>
      <text:p text:style-name="P3"><text:span text:style-name="T2">}</text:span></text:p>
      <text:p text:style-name="P2">void Convert::grayscale(Image *image) {</text:p>
      <text:p text:style-name="P2"><text:s text:c="2"/>std::vector&lt;std::vector&lt;Pixel&gt;&gt; pixels = image-&gt;get_pixels();</text:p>
      <text:p text:style-name="P2"><text:s text:c="2"/>std::vector&lt;std::vector&lt;Pixel&gt;&gt; grayscale_pixels(image-&gt;get_height(), std::vector&lt;Pixel&gt;(image-&gt;get_width()));</text:p>
      <text:p text:style-name="P2"><text:s text:c="2"/>for (int i = 0; i &lt; image-&gt;get_height(); i++) {</text:p>
      <text:p text:style-name="P2"><text:s text:c="4"/>for (int j = 0; j &lt; image-&gt;get_width(); j++) {</text:p>
      <text:p text:style-name="P2"><text:s text:c="6"/>auto gray = (unsigned char) (0.3 * (int) pixels[i][j].m_red + 0.12 * (int) pixels[i][j].m_blue +</text:p>
      <text:p text:style-name="P2"><text:s text:c="21"/>0.58 * (int) pixels[i][j].m_green);</text:p>
      <text:p text:style-name="P2"><text:s text:c="6"/>grayscale_pixels[i][j].m_red = gray;</text:p>
      <text:p text:style-name="P2"><text:s text:c="6"/>grayscale_pixels[i][j].m_green = gray;</text:p>
      <text:p text:style-name="P2"><text:s text:c="6"/>grayscale_pixels[i][j].m_blue = gray; </text:p>
      <text:p text:style-name="P1"><text:s/>}</text:p>
      <text:p text:style-name="P1">}</text:p>
      <text:p text:style-name="P2"><text:s text:c="2"/>image-&gt;set_pixels(grayscale_pixels); {</text:p>
      <text:p text:style-name="P2">std::vector&lt;std::vector&lt;Pixel&gt;&gt; Convert::resized_image(Image *image, int new_height, int new_width) {</text:p>
      <text:p text:style-name="P2"><text:s text:c="2"/>std::vector&lt;std::vector&lt;Pixel&gt;&gt; pixel = image-&gt;get_pixels();</text:p>
      <text:p text:style-name="P2"><text:s text:c="2"/>std::vector&lt;std::vector&lt;Pixel&gt;&gt; resized_image(new_height, std::vector&lt;Pixel&gt;(new_width));</text:p>
      <text:p text:style-name="P2"><text:s text:c="2"/>int old_h = image-&gt;get_height();</text:p>
      <text:p text:style-name="P2"><text:s text:c="2"/>int old_w = image-&gt;get_width();</text:p>
      <text:p text:style-name="P2"><text:s text:c="2"/>image-&gt;set_height(new_height);</text:p>
      <text:p text:style-name="P2"><text:s text:c="2"/>image-&gt;set_width(new_width);</text:p>
      <text:p text:style-name="P2"><text:s text:c="2"/>float w_scale_factor = static_cast&lt;float&gt;(old_w) / static_cast&lt;float&gt;(new_width);</text:p>
      <text:p text:style-name="P2"><text:s text:c="2"/>float h_scale_factor = static_cast&lt;float&gt;(old_h) / static_cast&lt;float&gt;(new_height);</text:p>
      <text:p text:style-name="P2"><text:s text:c="2"/>for (int i = 0; i &lt; new_height; i++) {</text:p>
      <text:p text:style-name="P2"><text:s text:c="4"/>for (int j = 0; j &lt; new_width; j++) {</text:p>
      <text:p text:style-name="P2"><text:s text:c="6"/>float x = i * h_scale_factor;</text:p>
      <text:p text:style-name="P2"><text:s text:c="6"/>float y = j * w_scale_factor;</text:p>
      <text:p text:style-name="P2"><text:s text:c="6"/>int x_floor = static_cast&lt;int&gt;(floor(x));</text:p>
      <text:p text:style-name="P2"><text:s text:c="6"/>int x_ceil = std::min(old_h - 1, static_cast&lt;int&gt;(ceil(x)));</text:p>
      <text:p text:style-name="P2"><text:s text:c="6"/>int y_floor = static_cast&lt;int&gt;(floor(y));</text:p>
      <text:p text:style-name="P2"><text:s text:c="6"/>int y_ceil = std::min(old_w - 1, static_cast&lt;int&gt;(ceil(y)));</text:p>
      <text:p text:style-name="P2"><text:soft-page-break/><text:s text:c="6"/>if (x_ceil == x_floor &amp;&amp; y_ceil == y_floor) {</text:p>
      <text:p text:style-name="P2"><text:s text:c="8"/>resized_image[i][j] = pixel[x_floor][y_floor];</text:p>
      <text:p text:style-name="P2"><text:s text:c="6"/>} else if (x_ceil == x_floor) {</text:p>
      <text:p text:style-name="P2"><text:s text:c="8"/>Pixel q1 = pixel[x_floor][y_ceil];</text:p>
      <text:p text:style-name="P2"><text:s text:c="8"/>Pixel q2 = pixel[x_floor][y_floor];</text:p>
      <text:p text:style-name="P2"><text:s text:c="8"/>Pixel q;</text:p>
      <text:p text:style-name="P2"><text:s text:c="8"/>q = q1 * (y_ceil - y) + q2 * (y - y_floor);</text:p>
      <text:p text:style-name="P2"><text:s text:c="8"/>resized_image[i][j] = q;</text:p>
      <text:p text:style-name="P2"><text:s text:c="6"/>} else if (y_ceil == y_floor) {</text:p>
      <text:p text:style-name="P2"><text:s text:c="8"/>Pixel q1 = pixel[x_ceil][y_floor];</text:p>
      <text:p text:style-name="P2"><text:s text:c="8"/>Pixel q2 = pixel[x_floor][y_floor];</text:p>
      <text:p text:style-name="P2"><text:s text:c="8"/>Pixel q;</text:p>
      <text:p text:style-name="P2"><text:s text:c="8"/>q = q1 * (x_ceil - x) + q2 * (x - x_floor);</text:p>
      <text:p text:style-name="P2"><text:s text:c="8"/>resized_image[i][j] = q;</text:p>
      <text:p text:style-name="P2"><text:s text:c="6"/>} else {</text:p>
      <text:p text:style-name="P2"><text:s text:c="8"/>Pixel v1 = pixel[x_floor][y_floor];</text:p>
      <text:p text:style-name="P2"><text:s text:c="8"/>Pixel v2 = pixel[x_ceil][y_floor];</text:p>
      <text:p text:style-name="P2"><text:s text:c="8"/>Pixel v3 = pixel[x_floor][y_ceil];</text:p>
      <text:p text:style-name="P2"><text:s text:c="8"/>Pixel v4 = pixel[x_ceil][y_ceil];</text:p>
      <text:p text:style-name="P2"><text:s text:c="8"/>Pixel q1, q2, q;</text:p>
      <text:p text:style-name="P2"><text:s text:c="8"/>q1 = v1 * (x_ceil - x) + v2 * (x - x_floor);</text:p>
      <text:p text:style-name="P2"><text:s text:c="8"/>q2 = v3 * (x_ceil - x) + v4 * (x - x_floor);</text:p>
      <text:p text:style-name="P2"><text:s text:c="8"/>q = q1 * (y_ceil - y) + q2 * (y - y_floor);</text:p>
      <text:p text:style-name="P2"><text:s text:c="8"/>resized_image[i][j] = q; </text:p>
      <text:p text:style-name="P2"><text:s text:c="3"/><text:span text:style-name="T2">}</text:span></text:p>
      <text:p text:style-name="P2"><text:s text:c="2"/><text:span text:style-name="T2">}</text:span></text:p>
      <text:p text:style-name="P1">}</text:p>
      <text:p text:style-name="P2"><text:s text:c="2"/>return resized_image; </text:p>
      <text:p text:style-name="P1">}</text:p>
      <text:p text:style-name="P2"><text:s/></text:p>
      <text:p text:style-name="P2"><text:span text:style-name="T1">Файл BMPImageProcess.h:</text:span> </text:p>
      <text:p text:style-name="P2"/>
      <text:p text:style-name="P2">#ifndef TERM_WORK_BMPIMAGEPROCESS_H</text:p>
      <text:p text:style-name="P2">#define TERM_WORK_BMPIMAGEPROCESS_H</text:p>
      <text:p text:style-name="P2">#include &lt;vector&gt;</text:p>
      <text:p text:style-name="P2">#include "../../data/header/bmp_header.h"</text:p>
      <text:p text:style-name="P2">#include "../../data/header/pixel.h"</text:p>
      <text:p text:style-name="P2">#include &lt;iostream&gt;</text:p>
      <text:p text:style-name="P2">class BMPImageProcess {</text:p>
      <text:p text:style-name="P2">public:</text:p>
      <text:p text:style-name="P2"><text:s text:c="2"/>void read_image(const std::string &amp;file_name);</text:p>
      <text:p text:style-name="P2"><text:s text:c="2"/>std::vector&lt;std::vector&lt;Pixel&gt;&gt; get_pixels() const;</text:p>
      <text:p text:style-name="P2"><text:s text:c="2"/>int get_width() const;</text:p>
      <text:p text:style-name="P2"><text:s text:c="2"/>int get_height() const;</text:p>
      <text:p text:style-name="P2">private:</text:p>
      <text:p text:style-name="P2"><text:s text:c="2"/>std::vector&lt;std::vector&lt;Pixel&gt;&gt; read_data_of_pixels(std::ifstream &amp;file) const;</text:p>
      <text:p text:style-name="P2"><text:s text:c="2"/>BMPFileHeader m_bmpFileHeader;</text:p>
      <text:p text:style-name="P2"><text:s text:c="2"/>BMPImageHeader m_bmpImageHeader;</text:p>
      <text:p text:style-name="P2"><text:soft-page-break/><text:s text:c="2"/>std::vector&lt;std::vector&lt;Pixel&gt;&gt; m_pixels;</text:p>
      <text:p text:style-name="P2">};</text:p>
      <text:p text:style-name="P2">#endif //TERM_WORK_BMPIMAGEPROCESS_H</text:p>
      <text:p text:style-name="P2"><text:s/></text:p>
      <text:p text:style-name="P4">Файл BMPImageProcess.cpp:</text:p>
      <text:p text:style-name="P2"><text:s/></text:p>
      <text:p text:style-name="P2">#include "BMPImageProcess.h"</text:p>
      <text:p text:style-name="P2">#include &lt;fstream&gt;</text:p>
      <text:p text:style-name="P2">std::vector&lt;std::vector&lt;Pixel&gt;&gt; BMPImageProcess::read_data_of_pixels(std::ifstream &amp;file) const {</text:p>
      <text:p text:style-name="P2"><text:s text:c="2"/>int bytesPP = m_bmpImageHeader.m_bpp / 8;</text:p>
      <text:p text:style-name="P2"><text:s text:c="2"/>int row_size = m_bmpImageHeader.m_width * bytesPP;</text:p>
      <text:p text:style-name="P2"><text:s text:c="2"/>int row_padding = (4 - (row_size % 4)) % 4;</text:p>
      <text:p text:style-name="P2"><text:s text:c="2"/>int pixel_offset = static_cast&lt;int&gt;(m_bmpFileHeader.m_offset) + row_padding;</text:p>
      <text:p text:style-name="P2"><text:s text:c="2"/>file.seekg(pixel_offset, std::ios::beg);</text:p>
      <text:p text:style-name="P2"><text:s text:c="2"/>std::vector&lt;std::vector&lt;Pixel&gt;&gt; image_pixels(m_bmpImageHeader.m_height,</text:p>
      <text:p text:style-name="P2"><text:s text:c="25"/>std::vector&lt;Pixel&gt;(m_bmpImageHeader.m_width));</text:p>
      <text:p text:style-name="P2"><text:s text:c="2"/>auto *buffer = new unsigned char[bytesPP];</text:p>
      <text:p text:style-name="P2"><text:s text:c="2"/>for (int i = m_bmpImageHeader.m_height - 1; i &gt;= 0; i--) {</text:p>
      <text:p text:style-name="P2"><text:s text:c="4"/>for (int j = 0; j &lt; m_bmpImageHeader.m_width; j++) {</text:p>
      <text:p text:style-name="P2"><text:s text:c="6"/>file.read(reinterpret_cast&lt;char *&gt;(buffer), bytesPP);</text:p>
      <text:p text:style-name="P2"><text:s text:c="6"/>image_pixels[i][j].m_blue = buffer[0];</text:p>
      <text:p text:style-name="P2"><text:s text:c="6"/>image_pixels[i][j].m_green = buffer[1];</text:p>
      <text:p text:style-name="P2"><text:s text:c="6"/>image_pixels[i][j].m_red = buffer[2]; </text:p>
      <text:p text:style-name="P2"><text:s/><text:span text:style-name="T2">}</text:span></text:p>
      <text:p text:style-name="P1">}</text:p>
      <text:p text:style-name="P2"><text:s text:c="2"/>delete[] buffer;</text:p>
      <text:p text:style-name="P2"><text:s text:c="2"/>return image_pixels; </text:p>
      <text:p text:style-name="P1">}</text:p>
      <text:p text:style-name="P2">void BMPImageProcess::read_image(const std::string &amp;file_name) {</text:p>
      <text:p text:style-name="P2"><text:s text:c="2"/>std::ifstream file(file_name, std::ios::binary);</text:p>
      <text:p text:style-name="P2"><text:s text:c="2"/>if (!file.is_open()) {</text:p>
      <text:p text:style-name="P2"><text:s text:c="4"/>std::cerr &lt;&lt; "unable to open file " &lt;&lt; std::endl;</text:p>
      <text:p text:style-name="P2"><text:s text:c="4"/>file.close();</text:p>
      <text:p text:style-name="P2"><text:s text:c="4"/>return; <text:line-break/><text:span text:style-name="T2">}</text:span></text:p>
      <text:p text:style-name="P2"><text:s text:c="2"/>file.read(reinterpret_cast&lt;char *&gt;(&amp;m_bmpFileHeader), sizeof(BMPFileHeader));</text:p>
      <text:p text:style-name="P2"><text:s text:c="2"/>if (m_bmpFileHeader.m_magic[0] != 'B' || m_bmpFileHeader.m_magic[1] != 'M') {</text:p>
      <text:p text:style-name="P2"><text:s text:c="4"/>std::cerr &lt;&lt; "invalid file format" &lt;&lt; std::endl;</text:p>
      <text:p text:style-name="P2"><text:s text:c="4"/>file.close();</text:p>
      <text:p text:style-name="P3"><text:s text:c="4"/>return; </text:p>
      <text:p text:style-name="P3"><text:span text:style-name="T2">}</text:span></text:p>
      <text:p text:style-name="P2"><text:s text:c="2"/>file.read(reinterpret_cast&lt;char *&gt;(&amp;m_bmpImageHeader), sizeof(BMPImageHeader));</text:p>
      <text:p text:style-name="P2"><text:soft-page-break/><text:s text:c="2"/>m_pixels = read_data_of_pixels(file);</text:p>
      <text:p text:style-name="P2"><text:s text:c="2"/>if (file.fail()) {</text:p>
      <text:p text:style-name="P2"><text:s text:c="4"/>std::cerr &lt;&lt; "Unable to read image data" &lt;&lt; std::endl;</text:p>
      <text:p text:style-name="P2"><text:s text:c="4"/>file.close();</text:p>
      <text:p text:style-name="P2"><text:s text:c="4"/>return; <text:line-break/><text:span text:style-name="T2">}</text:span></text:p>
      <text:p text:style-name="P2"><text:s text:c="2"/>file.close(); <text:line-break/><text:span text:style-name="T2">}</text:span></text:p>
      <text:p text:style-name="P2">std::vector&lt;std::vector&lt;Pixel&gt;&gt; BMPImageProcess::get_pixels() const {</text:p>
      <text:p text:style-name="P2"><text:s text:c="2"/>return m_pixels; <text:line-break/><text:span text:style-name="T2">}</text:span></text:p>
      <text:p text:style-name="P2">int BMPImageProcess::get_width() const {</text:p>
      <text:p text:style-name="P2"><text:s text:c="2"/>return m_bmpImageHeader.m_width; <text:line-break/><text:span text:style-name="T2">}</text:span></text:p>
      <text:p text:style-name="P2">int BMPImageProcess::get_height() const {</text:p>
      <text:p text:style-name="P2"><text:s text:c="2"/>return m_bmpImageHeader.m_height; <text:line-break/><text:span text:style-name="T2">}</text:span></text:p>
      <text:p text:style-name="P2"><text:s/></text:p>
      <text:p text:style-name="P2"><text:span text:style-name="T1">Файл image.cpp:</text:span> </text:p>
      <text:p text:style-name="P2"/>
      <text:p text:style-name="P2">#include "header/image.h"</text:p>
      <text:p text:style-name="P2">void Image::get_pixel(int x, int y, Pixel &amp;pixel) {</text:p>
      <text:p text:style-name="P2"><text:s text:c="2"/>if (x &lt; m_width &amp;&amp; y &lt; m_height) {</text:p>
      <text:p text:style-name="P2"><text:s text:c="4"/>pixel = m_pixels[x][y]; </text:p>
      <text:p text:style-name="P1">}</text:p>
      <text:p text:style-name="P1">}</text:p>
      <text:p text:style-name="P2">void Image::set_pixel(int x, int y, unsigned char red, unsigned char green, unsigned char blue) {</text:p>
      <text:p text:style-name="P2"><text:s text:c="2"/>if (x &lt; m_width &amp;&amp; y &lt; m_height) {</text:p>
      <text:p text:style-name="P2"><text:s text:c="4"/>m_pixels[x][y].m_red = red;</text:p>
      <text:p text:style-name="P2"><text:s text:c="4"/>m_pixels[x][y].m_green = green;</text:p>
      <text:p text:style-name="P2"><text:s text:c="4"/>m_pixels[x][y].m_blue = blue; </text:p>
      <text:p text:style-name="P1">}<text:line-break/>}</text:p>
      <text:p text:style-name="P2"><text:s/></text:p>
      <text:p text:style-name="P2"><text:span text:style-name="T1">Файл bmp_image.cpp:</text:span> </text:p>
      <text:p text:style-name="P2"/>
      <text:p text:style-name="P2">#include "header/bmp_image.h"</text:p>
      <text:p text:style-name="P2">int BMPImage::get_width() const {</text:p>
      <text:p text:style-name="P2"><text:s text:c="2"/>return m_width; <text:line-break/><text:span text:style-name="T2">}</text:span></text:p>
      <text:p text:style-name="P2">int BMPImage::get_height() const {</text:p>
      <text:p text:style-name="P2"><text:s text:c="2"/>return m_height; <text:line-break/><text:span text:style-name="T2">}</text:span></text:p>
      <text:p text:style-name="P2">void BMPImage::set_width(const int &amp;new_width) {</text:p>
      <text:p text:style-name="P2"><text:s text:c="2"/>m_width=new_width; <text:line-break/><text:span text:style-name="T2">}</text:span></text:p>
      <text:p text:style-name="P2">void BMPImage::set_height(const int &amp;new_height) {</text:p>
      <text:p text:style-name="P2"><text:soft-page-break/><text:s text:c="2"/>m_height=new_height; <text:line-break/><text:span text:style-name="T2">}</text:span></text:p>
      <text:p text:style-name="P2">std::vector&lt;std::vector&lt;Pixel&gt;&gt; BMPImage::get_pixels() const {</text:p>
      <text:p text:style-name="P2"><text:s text:c="2"/>return m_pixels; <text:line-break/><text:span text:style-name="T2">}</text:span></text:p>
      <text:p text:style-name="P2">void BMPImage::set_pixels(const std::vector&lt;std::vector&lt;Pixel&gt;&gt; &amp;pixels) {</text:p>
      <text:p text:style-name="P2"><text:s text:c="2"/>m_pixels=pixels; </text:p>
      <text:p text:style-name="P1">}</text:p>
      <text:p text:style-name="P2"><text:s/></text:p>
      <text:p text:style-name="P2"><text:span text:style-name="T1">Файл ppm_image.cpp:</text:span> </text:p>
      <text:p text:style-name="P2"/>
      <text:p text:style-name="P2">#include "header/ppm_image.h"</text:p>
      <text:p text:style-name="P2">#include &lt;fstream&gt;</text:p>
      <text:p text:style-name="P2">void PPMImage::read_image(const std::string &amp;file_name) {</text:p>
      <text:p text:style-name="P2"><text:s text:c="2"/>std::ifstream input_file(file_name, std::ios::binary);</text:p>
      <text:p text:style-name="P2"><text:s text:c="2"/>if (!input_file.is_open()) {</text:p>
      <text:p text:style-name="P2"><text:s text:c="4"/>std::cout &lt;&lt; "error: Could not open input file" &lt;&lt; std::endl;</text:p>
      <text:p text:style-name="P3"><text:s text:c="4"/>return; </text:p>
      <text:p text:style-name="P3"><text:span text:style-name="T2">}</text:span></text:p>
      <text:p text:style-name="P2"><text:s text:c="2"/>input_file &gt;&gt; m_magic &gt;&gt; m_width &gt;&gt; m_height &gt;&gt; m_max_color &gt;&gt; std::noskipws &gt;&gt; m_last_line;</text:p>
      <text:p text:style-name="P2"><text:s text:c="2"/>if (m_magic != "P6") {</text:p>
      <text:p text:style-name="P2"><text:s text:c="4"/>std::cout &lt;&lt; "error: Invalid PPM file format" &lt;&lt; std::endl;</text:p>
      <text:p text:style-name="P2"><text:s text:c="4"/>input_file.close();</text:p>
      <text:p text:style-name="P2"><text:s text:c="4"/>return; <text:line-break/><text:span text:style-name="T2">}</text:span></text:p>
      <text:p text:style-name="P2"><text:s text:c="2"/>Pixel pixel;</text:p>
      <text:p text:style-name="P2"><text:s text:c="2"/>std::vector&lt;std::vector&lt;Pixel&gt;&gt; pixels(m_height, std::vector&lt;Pixel&gt;(m_width));</text:p>
      <text:p text:style-name="P2"><text:s text:c="2"/>for (int i = 0; i &lt; m_height; i++) {</text:p>
      <text:p text:style-name="P2"><text:s text:c="4"/>for (int j = 0; j &lt; m_width; j++) {</text:p>
      <text:p text:style-name="P2"><text:s text:c="6"/>input_file &gt;&gt; pixel.m_red &gt;&gt; pixel.m_green &gt;&gt; pixel.m_blue;</text:p>
      <text:p text:style-name="P2"><text:s text:c="6"/>pixels[i][j] = pixel; <text:line-break/><text:span text:style-name="T2">}</text:span></text:p>
      <text:p text:style-name="P1">}</text:p>
      <text:p text:style-name="P2"><text:s text:c="2"/>m_pixels=pixels;</text:p>
      <text:p text:style-name="P2"><text:s text:c="2"/>input_file.close(); <text:line-break/><text:span text:style-name="T2">}</text:span></text:p>
      <text:p text:style-name="P2">int PPMImage::get_width() const {</text:p>
      <text:p text:style-name="P2"><text:s text:c="2"/>return m_width; <text:line-break/><text:span text:style-name="T2">}</text:span></text:p>
      <text:p text:style-name="P2">std::vector&lt;std::vector&lt;Pixel&gt;&gt; PPMImage::get_pixels() const {</text:p>
      <text:p text:style-name="P2"><text:s text:c="2"/>return m_pixels; <text:line-break/><text:span text:style-name="T2">}</text:span></text:p>
      <text:p text:style-name="P2">void PPMImage::set_pixels(const std::vector&lt;std::vector&lt;Pixel&gt;&gt; &amp;pixels) {</text:p>
      <text:p text:style-name="P2"><text:s text:c="2"/>m_pixels = pixels; <text:line-break/><text:span text:style-name="T2">}</text:span></text:p>
      <text:p text:style-name="P2"><text:soft-page-break/>int PPMImage::get_height() const {</text:p>
      <text:p text:style-name="P2"><text:s text:c="2"/>return m_height; <text:line-break/><text:span text:style-name="T2">}</text:span></text:p>
      <text:p text:style-name="P2">void PPMImage::set_width(const int &amp;new_width) {</text:p>
      <text:p text:style-name="P2"><text:s text:c="2"/>m_width = new_width; </text:p>
      <text:p text:style-name="P1">}</text:p>
      <text:p text:style-name="P2">void PPMImage::set_height(const int &amp;new_height) {</text:p>
      <text:p text:style-name="P2"><text:s text:c="2"/>m_height = new_height; <text:line-break/><text:span text:style-name="T2">}</text:span></text:p>
      <text:p text:style-name="P2"><text:s/></text:p>
      <text:p text:style-name="P4">Файл other_image.cpp: </text:p>
      <text:p text:style-name="P2"/>
      <text:p text:style-name="P2">#include &lt;QImageReader&gt;</text:p>
      <text:p text:style-name="P2">#include "header/other_image.h"</text:p>
      <text:p text:style-name="P2">std::vector&lt;std::vector&lt;Pixel&gt;&gt; OtherImage::get_pixels() const {</text:p>
      <text:p text:style-name="P2"><text:s text:c="2"/>return m_pixels; {</text:p>
      <text:p text:style-name="P2">void OtherImage::set_pixels(const std::vector&lt;std::vector&lt;Pixel&gt;&gt; &amp;pixels) {</text:p>
      <text:p text:style-name="P2">m_pixels=pixels; <text:line-break/><text:span text:style-name="T2">}</text:span></text:p>
      <text:p text:style-name="P2">int OtherImage::get_width() const {</text:p>
      <text:p text:style-name="P2"><text:s text:c="2"/>return m_width; <text:line-break/><text:span text:style-name="T2">}</text:span></text:p>
      <text:p text:style-name="P2">int OtherImage::get_height() const {</text:p>
      <text:p text:style-name="P2"><text:s text:c="2"/>return m_height; <text:line-break/><text:span text:style-name="T2">}</text:span></text:p>
      <text:p text:style-name="P2">void OtherImage::set_width(const int &amp;new_width) {</text:p>
      <text:p text:style-name="P2">m_width=new_width; <text:line-break/><text:span text:style-name="T2">}</text:span></text:p>
      <text:p text:style-name="P2">void OtherImage::set_height(const int &amp;new_height) {</text:p>
      <text:p text:style-name="P2">m_height=new_height; <text:line-break/><text:span text:style-name="T2">}</text:span></text:p>
      <text:p text:style-name="P2">std::vector&lt;std::vector&lt;Pixel&gt;&gt; OtherImage::read(const QString &amp;file_path) {</text:p>
      <text:p text:style-name="P2"><text:s text:c="2"/>std::vector&lt;std::vector&lt;Pixel&gt;&gt; pixels;</text:p>
      <text:p text:style-name="P2"><text:s text:c="2"/>QImageReader image_reader(file_path);</text:p>
      <text:p text:style-name="P2"><text:s text:c="2"/>QImage q_image = image_reader.read();</text:p>
      <text:p text:style-name="P2"><text:s text:c="2"/>pixels.resize(q_image.height(), std::vector&lt;Pixel&gt;(q_image.width()));</text:p>
      <text:p text:style-name="P2"><text:s text:c="2"/>for (int y = 0; y &lt; q_image.height(); ++y) {</text:p>
      <text:p text:style-name="P2"><text:s text:c="4"/>for (int x = 0; x &lt; q_image.width(); ++x) {</text:p>
      <text:p text:style-name="P2"><text:s text:c="6"/>QRgb pixel_color = q_image.pixel(x, y);</text:p>
      <text:p text:style-name="P2"><text:s text:c="6"/>Pixel pixel;</text:p>
      <text:p text:style-name="P2"><text:s text:c="6"/>pixel.m_red = qRed(pixel_color);</text:p>
      <text:p text:style-name="P2"><text:s text:c="6"/>pixel.m_green = qGreen(pixel_color);</text:p>
      <text:p text:style-name="P2"><text:s text:c="6"/>pixel.m_blue = qBlue(pixel_color);</text:p>
      <text:p text:style-name="P2"><text:s text:c="6"/>pixels[y][x] = pixel; </text:p>
      <text:p text:style-name="P1">}</text:p>
      <text:p text:style-name="P1">}</text:p>
      <text:p text:style-name="P2"><text:soft-page-break/><text:s text:c="2"/>set_height(q_image.height());</text:p>
      <text:p text:style-name="P2"><text:s text:c="2"/>set_width(q_image.width());</text:p>
      <text:p text:style-name="P3"><text:s text:c="2"/>return pixels; </text:p>
      <text:p text:style-name="P3"><text:span text:style-name="T2">}</text:span></text:p>
      <text:p text:style-name="P2"><text:s/></text:p>
      <text:p text:style-name="P2"><text:span text:style-name="T1">Файл pixel.h:</text:span> </text:p>
      <text:p text:style-name="P2"/>
      <text:p text:style-name="P2">#ifndef TERM_WORK_PIXEL_H</text:p>
      <text:p text:style-name="P2">#define TERM_WORK_PIXEL_H</text:p>
      <text:p text:style-name="P2">#include "../../../convert.h"</text:p>
      <text:p text:style-name="P2">#pragma pack(push, 1)</text:p>
      <text:p text:style-name="P2">struct Pixel {</text:p>
      <text:p text:style-name="P2"><text:s text:c="2"/>unsigned char m_blue;</text:p>
      <text:p text:style-name="P2"><text:s text:c="2"/>unsigned char m_green;</text:p>
      <text:p text:style-name="P2"><text:s text:c="2"/>unsigned char m_red;</text:p>
      <text:p text:style-name="P2"><text:s text:c="2"/>Pixel operator+(const Pixel&amp; other) const {</text:p>
      <text:p text:style-name="P2"><text:s text:c="4"/>Pixel result;</text:p>
      <text:p text:style-name="P2"><text:s text:c="4"/>result.m_red = static_cast&lt;unsigned char&gt;( static_cast&lt;int&gt;(m_red) + static_cast&lt;int&gt;(other.m_red));</text:p>
      <text:p text:style-name="P2"><text:s text:c="4"/>result.m_green = static_cast&lt;unsigned char&gt;( static_cast&lt;int&gt;(m_green) + static_cast&lt;int&gt;(other.m_green));</text:p>
      <text:p text:style-name="P2"><text:s text:c="4"/>result.m_blue = static_cast&lt;unsigned char&gt;( static_cast&lt;int&gt;(m_blue) + static_cast&lt;int&gt;(other.m_blue));</text:p>
      <text:p text:style-name="P2"><text:s text:c="4"/>return result; <text:line-break/><text:span text:style-name="T2">}</text:span></text:p>
      <text:p text:style-name="P2"><text:s text:c="2"/>Pixel operator-(const Pixel&amp; other) const {</text:p>
      <text:p text:style-name="P2"><text:s text:c="4"/>Pixel result;</text:p>
      <text:p text:style-name="P2"><text:s text:c="4"/>result.m_red = static_cast&lt;unsigned char&gt;(static_cast&lt;int&gt;(m_red) - static_cast&lt;int&gt;(other.m_red));</text:p>
      <text:p text:style-name="P2"><text:s text:c="4"/>result.m_green = static_cast&lt;unsigned char&gt;( static_cast&lt;int&gt;(m_green) - static_cast&lt;int&gt;(other.m_green));</text:p>
      <text:p text:style-name="P2"><text:s text:c="4"/>result.m_blue = static_cast&lt;unsigned char&gt;( static_cast&lt;int&gt;(m_blue) - static_cast&lt;int&gt;(other.m_blue));</text:p>
      <text:p text:style-name="P2"><text:s text:c="4"/>return result; <text:line-break/><text:span text:style-name="T2">}</text:span></text:p>
      <text:p text:style-name="P2"><text:s text:c="2"/>Pixel operator*(float scalar) const {</text:p>
      <text:p text:style-name="P2"><text:s text:c="4"/>Pixel result;</text:p>
      <text:p text:style-name="P2"><text:s text:c="4"/>result.m_red = static_cast&lt;unsigned char&gt;( static_cast&lt;float &gt;(m_red) * scalar);</text:p>
      <text:p text:style-name="P2"><text:s text:c="4"/>result.m_green = static_cast&lt;unsigned char&gt;( static_cast&lt;float &gt;(m_green) * scalar);</text:p>
      <text:p text:style-name="P2"><text:s text:c="4"/>result.m_blue = static_cast&lt;unsigned char&gt;(static_cast&lt;float &gt;(m_blue) * scalar);</text:p>
      <text:p text:style-name="P2"><text:s text:c="4"/>return result; <text:line-break/><text:span text:style-name="T2">}</text:span></text:p>
      <text:p text:style-name="P2"><text:s text:c="2"/>bool operator==(const Pixel&amp; other) const {</text:p>
      <text:p text:style-name="P3"><text:s text:c="4"/>return m_red == other.m_red &amp;&amp; m_green == other.m_green &amp;&amp; m_blue == other.m_blue; </text:p>
      <text:p text:style-name="P3"><text:span text:style-name="T2">}</text:span></text:p>
      <text:p text:style-name="P2"><text:soft-page-break/><text:s text:c="2"/>bool operator!=(const Pixel&amp; other) const {</text:p>
      <text:p text:style-name="P2"><text:s text:c="4"/>return !(*this == other); <text:line-break/><text:span text:style-name="T2">}</text:span></text:p>
      <text:p text:style-name="P2">};</text:p>
      <text:p text:style-name="P2">#pragma pack(pop)</text:p>
      <text:p text:style-name="P2">#endif //TERM_WORK_PIXEL_H</text:p>
      <text:p text:style-name="P2"><text:s/></text:p>
      <text:p text:style-name="P2"><text:span text:style-name="T1">Файл bmp_header.h:</text:span> </text:p>
      <text:p text:style-name="P2"/>
      <text:p text:style-name="P2">#ifndef TERM_WORK_BMP_HEADER_H</text:p>
      <text:p text:style-name="P2">#define TERM_WORK_BMP_HEADER_H</text:p>
      <text:p text:style-name="P2">#pragma pack(push,1)</text:p>
      <text:p text:style-name="P2">typedef struct <text:s/>{</text:p>
      <text:p text:style-name="P2"><text:s text:c="2"/>char m_magic[2];</text:p>
      <text:p text:style-name="P2"><text:s text:c="2"/>unsigned int m_size;</text:p>
      <text:p text:style-name="P2"><text:s text:c="2"/>unsigned int m_reserved;</text:p>
      <text:p text:style-name="P2"><text:s text:c="2"/>unsigned int m_offset;</text:p>
      <text:p text:style-name="P2">}BMPFileHeader;</text:p>
      <text:p text:style-name="P2">typedef struct <text:s/>{</text:p>
      <text:p text:style-name="P2"><text:s text:c="2"/>unsigned int m_header_size;</text:p>
      <text:p text:style-name="P2"><text:s text:c="2"/>int m_width;</text:p>
      <text:p text:style-name="P2"><text:s text:c="2"/>int m_height;</text:p>
      <text:p text:style-name="P2"><text:s text:c="2"/>unsigned short m_planes;</text:p>
      <text:p text:style-name="P2"><text:s text:c="2"/>unsigned short m_bpp;</text:p>
      <text:p text:style-name="P2"><text:s text:c="2"/>unsigned int m_compression;</text:p>
      <text:p text:style-name="P2"><text:s text:c="2"/>unsigned int m_image_size;</text:p>
      <text:p text:style-name="P2"><text:s text:c="2"/>int m_x_ppm;</text:p>
      <text:p text:style-name="P2"><text:s text:c="2"/>int m_y_ppm;</text:p>
      <text:p text:style-name="P2"><text:s text:c="2"/>unsigned int m_colors;</text:p>
      <text:p text:style-name="P2"><text:s text:c="2"/>unsigned int m_important_colors;</text:p>
      <text:p text:style-name="P2">}BMPImageHeader;</text:p>
      <text:p text:style-name="P2">#pragma pack(pop)</text:p>
      <text:p text:style-name="P2">#endif //TERM_WORK_BMP_HEADER_H</text:p>
      <text:p text:style-name="P2"><text:s/></text:p>
      <text:p text:style-name="P2"><text:span text:style-name="T1">Файл image.h:</text:span> </text:p>
      <text:p text:style-name="P2"/>
      <text:p text:style-name="P2">#ifndef TERM_WORK_IMAGE_H</text:p>
      <text:p text:style-name="P2">#define TERM_WORK_IMAGE_H</text:p>
      <text:p text:style-name="P2">#include &lt;vector&gt;</text:p>
      <text:p text:style-name="P2">#include "pixel.h"</text:p>
      <text:p text:style-name="P2">class Pixel;</text:p>
      <text:p text:style-name="P2">class Image {</text:p>
      <text:p text:style-name="P2">public:</text:p>
      <text:p text:style-name="P2"><text:s text:c="3"/>Image()=default;</text:p>
      <text:p text:style-name="P2"><text:s text:c="2"/>virtual ~Image() = default;</text:p>
      <text:p text:style-name="P2"><text:s text:c="2"/>virtual std::vector&lt;std::vector&lt;Pixel&gt;&gt; get_pixels() const = 0;</text:p>
      <text:p text:style-name="P2"><text:s text:c="2"/>virtual void set_pixels(const std::vector&lt;std::vector&lt;Pixel&gt;&gt; &amp;pixels) = 0;</text:p>
      <text:p text:style-name="P2"><text:s text:c="2"/>void get_pixel(int x,int y,Pixel&amp; pixel);</text:p>
      <text:p text:style-name="P2"><text:soft-page-break/><text:s text:c="2"/>void set_pixel(int x,int y,unsigned char red,unsigned char g,unsigned char b);</text:p>
      <text:p text:style-name="P2"><text:s text:c="3"/>virtual int get_width() const = 0;</text:p>
      <text:p text:style-name="P2"><text:s text:c="2"/>virtual int get_height() const = 0;</text:p>
      <text:p text:style-name="P2"><text:s text:c="2"/>virtual void set_width(const int &amp;new_width) = 0;</text:p>
      <text:p text:style-name="P2"><text:s text:c="2"/>virtual void set_height(const int &amp;new_height) = 0;</text:p>
      <text:p text:style-name="P2">protected:</text:p>
      <text:p text:style-name="P2"><text:s text:c="2"/>int m_width;</text:p>
      <text:p text:style-name="P2"><text:s text:c="2"/>int m_height;</text:p>
      <text:p text:style-name="P2"><text:s text:c="2"/>std::vector&lt;std::vector&lt;Pixel&gt;&gt; m_pixels;</text:p>
      <text:p text:style-name="P2">};</text:p>
      <text:p text:style-name="P2">#endif //TERM_WORK_IMAGE_H</text:p>
      <text:p text:style-name="P2"><text:s/></text:p>
      <text:p text:style-name="P4">Файл bmp_image.h:</text:p>
      <text:p text:style-name="P2"><text:s/></text:p>
      <text:p text:style-name="P2">#ifndef TERM_WORK_BMP_IMAGE_H</text:p>
      <text:p text:style-name="P2">#define TERM_WORK_BMP_IMAGE_H</text:p>
      <text:p text:style-name="P2">#include "image.h"</text:p>
      <text:p text:style-name="P2">class BMPImage : public Image {</text:p>
      <text:p text:style-name="P2">public:</text:p>
      <text:p text:style-name="P2"><text:s text:c="2"/>BMPImage() :Image() {};</text:p>
      <text:p text:style-name="P2"><text:s text:c="2"/>std::vector&lt;std::vector&lt;Pixel&gt;&gt; get_pixels() const override;</text:p>
      <text:p text:style-name="P2"><text:s text:c="2"/>void set_pixels(const std::vector&lt;std::vector&lt;Pixel&gt;&gt; &amp;pixels) override;</text:p>
      <text:p text:style-name="P2"><text:s text:c="2"/>int get_width() const override;</text:p>
      <text:p text:style-name="P2"><text:s text:c="2"/>int get_height() const override;</text:p>
      <text:p text:style-name="P2"><text:s text:c="2"/>void set_width(const int &amp;new_width) override;</text:p>
      <text:p text:style-name="P2"><text:s text:c="2"/>void set_height(const int &amp;new_height) override;</text:p>
      <text:p text:style-name="P2">};</text:p>
      <text:p text:style-name="P2">#endif //TERM_WORK_BMP_IMAGE_H</text:p>
      <text:p text:style-name="P2"><text:s/></text:p>
      <text:p text:style-name="P2"><text:span text:style-name="T1">Файл ppm_image.h:</text:span> </text:p>
      <text:p text:style-name="P2"/>
      <text:p text:style-name="P2">#ifndef TERM_WORK_PPM_IMAGE_H</text:p>
      <text:p text:style-name="P2">#define TERM_WORK_PPM_IMAGE_H</text:p>
      <text:p text:style-name="P2">#include "image.h"</text:p>
      <text:p text:style-name="P2">class PPMImage : public Image {</text:p>
      <text:p text:style-name="P2">public:</text:p>
      <text:p text:style-name="P2"><text:s text:c="2"/>PPMImage():Image(){}</text:p>
      <text:p text:style-name="P2"><text:s text:c="2"/>void read_image(const std::string &amp;file_name);</text:p>
      <text:p text:style-name="P2"><text:s text:c="2"/>int get_width() const override;</text:p>
      <text:p text:style-name="P2"><text:s text:c="2"/>std::vector&lt;std::vector&lt;Pixel&gt;&gt; get_pixels() const override;</text:p>
      <text:p text:style-name="P2"><text:s text:c="2"/>void set_pixels(const std::vector&lt;std::vector&lt;Pixel&gt;&gt; &amp;pixels) override;</text:p>
      <text:p text:style-name="P2"><text:s text:c="2"/>int get_height() const override;</text:p>
      <text:p text:style-name="P2"><text:s text:c="2"/>void set_width(const int &amp;new_width) override;</text:p>
      <text:p text:style-name="P2"><text:s text:c="2"/>void set_height(const int &amp;new_height) override;</text:p>
      <text:p text:style-name="P2">private:</text:p>
      <text:p text:style-name="P2"><text:s text:c="2"/>int m_max_color;</text:p>
      <text:p text:style-name="P2"><text:soft-page-break/><text:s text:c="2"/>std::string m_magic;</text:p>
      <text:p text:style-name="P2"><text:s text:c="2"/>char m_last_line;</text:p>
      <text:p text:style-name="P2">};</text:p>
      <text:p text:style-name="P2">#endif //TERM_WORK_PPM_IMAGE_H</text:p>
      <text:p text:style-name="P2"><text:s/></text:p>
      <text:p text:style-name="P2"><text:span text:style-name="T1">Файл other_image.h:</text:span> </text:p>
      <text:p text:style-name="P2"/>
      <text:p text:style-name="P2">#ifndef TERM_QT_OTHER_IMAGE_H</text:p>
      <text:p text:style-name="P2">#define TERM_QT_OTHER_IMAGE_H</text:p>
      <text:p text:style-name="P2">#include "image.h"</text:p>
      <text:p text:style-name="P2">class OtherImage: public Image{</text:p>
      <text:p text:style-name="P2">public:</text:p>
      <text:p text:style-name="P2"><text:s text:c="2"/>OtherImage():Image(){};</text:p>
      <text:p text:style-name="P2"><text:s text:c="2"/>std::vector&lt;std::vector&lt;Pixel&gt;&gt; get_pixels() const override;</text:p>
      <text:p text:style-name="P2"><text:s text:c="2"/>void set_pixels(const std::vector&lt;std::vector&lt;Pixel&gt;&gt; &amp;pixels) override;</text:p>
      <text:p text:style-name="P2"><text:s text:c="2"/>int get_width() const override;</text:p>
      <text:p text:style-name="P2"><text:s text:c="2"/>int get_height() const override;</text:p>
      <text:p text:style-name="P2"><text:s text:c="2"/>void set_width(const int &amp;new_width) override;</text:p>
      <text:p text:style-name="P2"><text:s text:c="2"/>void set_height(const int &amp;new_height) override;</text:p>
      <text:p text:style-name="P2"><text:s text:c="2"/>std::vector&lt;std::vector&lt;Pixel&gt;&gt; read(const QString &amp;filePath);</text:p>
      <text:p text:style-name="P2">};</text:p>
      <text:p text:style-name="P2">#endif //TERM_QT_OTHER_IMAGE_H</text:p>
      <text:p text:style-name="P2"><text:s/></text:p>
      <text:p text:style-name="P2"><text:span text:style-name="T1">Файл customwidget.cpp:</text:span> </text:p>
      <text:p text:style-name="P2"/>
      <text:p text:style-name="P2">#include "customwidget.h"</text:p>
      <text:p text:style-name="P2">#include "ui_customwidget.h"</text:p>
      <text:p text:style-name="P2">#include "../secondscreen/secondscreen.h"</text:p>
      <text:p text:style-name="P2">#include &lt;QPushButton&gt;</text:p>
      <text:p text:style-name="P2">CustomWidget::CustomWidget(QWidget* parent)</text:p>
      <text:p text:style-name="P2"><text:s text:c="4"/>: QWidget(parent)</text:p>
      <text:p text:style-name="P2"><text:s text:c="4"/>, ui(new Ui::CustomWidget) {</text:p>
      <text:p text:style-name="P2"><text:s text:c="2"/>ui-&gt;setupUi(this);</text:p>
      <text:p text:style-name="P2"><text:s text:c="2"/>ui-&gt;closeButton-&gt;setWindowIcon(QIcon(":icon_app/image/close_icon_4.png"));</text:p>
      <text:p text:style-name="P2"><text:s text:c="2"/>connect(this, &amp;CustomWidget::send_remove_item, qobject_cast&lt;SecondScreen*&gt;(parent), &amp;SecondScreen::remove_item);</text:p>
      <text:p text:style-name="P2"><text:s text:c="2"/>connect(ui-&gt;closeButton, &amp;QPushButton::clicked, this, &amp;CustomWidget::close_button_clicked); </text:p>
      <text:p text:style-name="P1">}</text:p>
      <text:p text:style-name="P2">CustomWidget::~CustomWidget() { }</text:p>
      <text:p text:style-name="P2">void CustomWidget::set_text(const QString&amp; text) {</text:p>
      <text:p text:style-name="P2"><text:s text:c="2"/>ui-&gt;label-&gt;setText(text); <text:line-break/><text:span text:style-name="T2">}</text:span></text:p>
      <text:p text:style-name="P2">QString CustomWidget::get_text() {</text:p>
      <text:p text:style-name="P2"><text:s text:c="2"/>return ui-&gt;label-&gt;text(); <text:line-break/><text:span text:style-name="T2">}</text:span></text:p>
      <text:p text:style-name="P2">void CustomWidget::close_button_clicked()</text:p>
      <text:p text:style-name="P2"><text:soft-page-break/>{ <text:s text:c="2"/>qDebug()&lt;&lt;"click"&lt;&lt;ui-&gt;label-&gt;text();</text:p>
      <text:p text:style-name="P2"><text:s text:c="2"/>emit send_remove_item(ui-&gt;label-&gt;text()); <text:line-break/><text:span text:style-name="T2">}</text:span></text:p>
      <text:p text:style-name="P2"><text:s/></text:p>
      <text:p text:style-name="P2"><text:span text:style-name="T1">Файл customwidget.h:</text:span> </text:p>
      <text:p text:style-name="P2"/>
      <text:p text:style-name="P2">#ifndef TERM_QT_CUSTOMWIDGET_H</text:p>
      <text:p text:style-name="P2">#define TERM_QT_CUSTOMWIDGET_H</text:p>
      <text:p text:style-name="P2">#include &lt;QWidget&gt;</text:p>
      <text:p text:style-name="P2">QT_BEGIN_NAMESPACE</text:p>
      <text:p text:style-name="P2">namespace Ui { class CustomWidget; }</text:p>
      <text:p text:style-name="P2">QT_END_NAMESPACE</text:p>
      <text:p text:style-name="P2">class CustomWidget : public QWidget {</text:p>
      <text:p text:style-name="P2">Q_OBJECT</text:p>
      <text:p text:style-name="P2">public:</text:p>
      <text:p text:style-name="P2"><text:s text:c="2"/>explicit CustomWidget(QWidget* parent = nullptr);</text:p>
      <text:p text:style-name="P2"><text:s text:c="2"/>~CustomWidget();</text:p>
      <text:p text:style-name="P2"><text:s text:c="2"/>void set_text(const QString&amp; text);</text:p>
      <text:p text:style-name="P2"><text:s text:c="2"/>QString get_text();</text:p>
      <text:p text:style-name="P2">signals:</text:p>
      <text:p text:style-name="P2"><text:s text:c="2"/>void send_remove_item(const QString&amp; text);</text:p>
      <text:p text:style-name="P2">private slots:</text:p>
      <text:p text:style-name="P2"><text:s text:c="2"/>void close_button_clicked();</text:p>
      <text:p text:style-name="P2">private:</text:p>
      <text:p text:style-name="P2"><text:s text:c="2"/>Ui::CustomWidget *ui;</text:p>
      <text:p text:style-name="P2">};</text:p>
      <text:p text:style-name="P2">#endif //TERM_QT_CUSTOMWIDGET_H</text:p>
      <text:p text:style-name="P2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23:54:31.440639416</meta:creation-date>
    <dc:date>2023-12-07T00:10:32.777632809</dc:date>
    <meta:editing-duration>PT16M2S</meta:editing-duration>
    <meta:editing-cycles>1</meta:editing-cycles>
    <meta:document-statistic meta:table-count="0" meta:image-count="0" meta:object-count="0" meta:page-count="17" meta:paragraph-count="696" meta:word-count="2210" meta:character-count="23567" meta:non-whitespace-character-count="20438"/>
    <meta:generator>LibreOffice/7.6.3.2$Linux_X86_64 LibreOffice_project/60$Build-2</meta:generator>
  </office:meta>
</office:document-meta>
</file>